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The Sound of Music</text:title></text:p>
      <text:p text:style-name="OrgTitle"/>
      <text:p text:style-name="OrgSubtitle"><text:initial-creator>Richard Williams</text:initial-creator></text:p>
      <text:p text:style-name="OrgSubtitle"/>
      <text:h text:style-name="Heading_20_1_unnumbered" text:outline-level="1" text:is-list-header="true">
<text:bookmark-start text:name="OrgXref.org0524141"/>
<text:bookmark text:name="org0524141"/><text:a xlink:type="simple" xlink:href="https://rodgersandhammerstein.com/the-sound-of-music-characters/">Characters</text:a>
<text:bookmark-end text:name="OrgXref.org0524141"/></text:h>
      <text:h text:style-name="Heading_20_1_unnumbered" text:outline-level="1" text:is-list-header="true">
<text:bookmark-start text:name="OrgXref.orgc566799"/>
<text:bookmark text:name="orgc566799"/><text:a xlink:type="simple" xlink:href="https://mojim.com/usy125488x1x25.htm">Song Lyrics</text:a>
<text:bookmark-end text:name="OrgXref.orgc566799"/></text:h>
      <text:h text:style-name="Heading_20_1_unnumbered" text:outline-level="1" text:is-list-header="true">
<text:bookmark-start text:name="OrgXref.org1fa4c91"/>
<text:bookmark text:name="org1fa4c91"/>Songs
<text:bookmark-end text:name="OrgXref.org1fa4c91"/></text:h>
      <text:h text:style-name="Heading_20_2_unnumbered" text:outline-level="2" text:is-list-header="true">
<text:bookmark-start text:name="OrgXref.orgf0a35fc"/>
<text:bookmark text:name="orgf0a35fc"/><text:a xlink:type="simple" xlink:href="https://www.youtube.com/watch?v=6f0T6UV-HiI">The Sound of Music</text:a>
<text:bookmark-end text:name="OrgXref.orgf0a35fc"/></text:h>
      <text:h text:style-name="Heading_20_2_unnumbered" text:outline-level="2" text:is-list-header="true">
<text:bookmark-start text:name="OrgXref.orga60daf7"/>
<text:bookmark text:name="orga60daf7"/>The Sound of Music
<text:bookmark-end text:name="OrgXref.orga60daf7"/></text:h>
      <text:p text:style-name="Text_20_body">The Sound Of Music<text:line-break/></text:p>
      <text:list text:style-name="OrgBulletedList" text:continue-numbering="false">
        <text:list-item>
          <text:p text:style-name="Text_20_body">Miscellaneous \<text:line-break/></text:p>
        </text:list-item>
        <text:list-item>
          <text:p text:style-name="Text_20_body">My Favorite Things (Maria) /<text:line-break/></text:p>
        </text:list-item>
        <text:list-item>
          <text:p text:style-name="Text_20_body">Raindrops on roses and whiskers on kittens<text:line-break/></text:p>
        </text:list-item>
      </text:list>
      <text:p text:style-name="Text_20_body">Bright copper kettles and warm woolen mittens.<text:line-break/>Brown paper packages tied up with strings |<text:line-break/>These are a few of my favorite things<text:line-break/></text:p>
      <text:p text:style-name="Text_20_body">Cream colored ponies and crisp apple streudels<text:line-break/>Doorbells and sleigh bells and schnitzel with noodles<text:line-break/>Wild geese that fly with the moon on their wings<text:line-break/>These are a few of my favorite things<text:line-break/></text:p>
      <text:p text:style-name="Text_20_body">Girls in white dresses with blue satin sashes<text:line-break/>Snowflakes that stay on my nose and eyelashes<text:line-break/>Silver white winters that melt into springs<text:line-break/>These are a few of my favorite things<text:line-break/></text:p>
      <text:p text:style-name="Text_20_body">When the dog bites<text:line-break/>When the bee stings<text:line-break/>When I’m feeling sad<text:line-break/>I simply remember my favorite things<text:line-break/>And then I don’t feel so bad<text:line-break/></text:p>
      <text:p text:style-name="Text_20_body">(Repeat all verses)<text:line-break/></text:p>
      <text:h text:style-name="Heading_20_2_unnumbered" text:outline-level="2" text:is-list-header="true">
<text:bookmark-start text:name="OrgXref.orgb7a064e"/>
<text:bookmark text:name="orgb7a064e"/>Video
<text:bookmark-end text:name="OrgXref.orgb7a064e"/></text:h>
      <text:h text:style-name="Heading_20_2_unnumbered" text:outline-level="2" text:is-list-header="true">
<text:bookmark-start text:name="OrgXref.org0836895"/>
<text:bookmark text:name="org0836895"/><text:a xlink:type="simple" xlink:href="https://www.youtube.com/watch?v=drnBMAEA3AM">Do-Re-Mi</text:a>
<text:bookmark-end text:name="OrgXref.org0836895"/></text:h>
      <text:h text:style-name="Heading_20_2_unnumbered" text:outline-level="2" text:is-list-header="true">
<text:bookmark-start text:name="OrgXref.org9ed31a2"/>
<text:bookmark text:name="org9ed31a2"/><text:a xlink:type="simple" xlink:href="https://www.youtube.com/watch?v=hwK_WOXjfc0">Sixteen Going on Seventeen</text:a>
<text:bookmark-end text:name="OrgXref.org9ed31a2"/></text:h>
      <text:h text:style-name="Heading_20_2_unnumbered" text:outline-level="2" text:is-list-header="true">
<text:bookmark-start text:name="OrgXref.orgfbcd2e9"/>
<text:bookmark text:name="orgfbcd2e9"/><text:a xlink:type="simple" xlink:href="https://www.youtube.com/watch?v=2G6dd7ikrXs">Favorite Things</text:a>
<text:bookmark-end text:name="OrgXref.orgfbcd2e9"/></text:h>
      <text:h text:style-name="Heading_20_2_unnumbered" text:outline-level="2" text:is-list-header="true">
<text:bookmark-start text:name="OrgXref.orgcccf53d"/>
<text:bookmark text:name="orgcccf53d"/><text:a xlink:type="simple" xlink:href="https://www.youtube.com/watch?v=UmmOJx_Hxto">The Lonely Goatherd</text:a>
<text:bookmark-end text:name="OrgXref.orgcccf53d"/></text:h>
      <text:h text:style-name="Heading_20_2_unnumbered" text:outline-level="2" text:is-list-header="true">
<text:bookmark-start text:name="OrgXref.org5031dff"/>
<text:bookmark text:name="org5031dff"/><text:a xlink:type="simple" xlink:href="https://www.youtube.com/watch?v=c1TaI4NvVBQ">Edelweiss</text:a>
<text:bookmark-end text:name="OrgXref.org5031dff"/></text:h>
      <text:h text:style-name="Heading_20_2_unnumbered" text:outline-level="2" text:is-list-header="true">
<text:bookmark-start text:name="OrgXref.org154e584"/>
<text:bookmark text:name="org154e584"/><text:a xlink:type="simple" xlink:href="https://www.youtube.com/watch?v=RKuqySkqhHw">Climb Every Mountain</text:a>
<text:bookmark-end text:name="OrgXref.org154e584"/></text:h>
      <text:h text:style-name="Heading_20_2_unnumbered" text:outline-level="2" text:is-list-header="true">
<text:bookmark-start text:name="OrgXref.orgfae11ac"/>
<text:bookmark text:name="orgfae11ac"/><text:a xlink:type="simple" xlink:href="https://www.youtube.com/watch?v=kxjwb5cXTI0">So Long, Farewell</text:a>
<text:bookmark-end text:name="OrgXref.orgfae11ac"/></text:h>
      <text:p text:style-name="Horizontal_20_Line"/>
      <text:section text:style-name="OrgIndentedSection-Level-0" text:name="Section1">
        <table:table table:style-name="OrgTable">
          <table:table-rows>
            <table:table-row>
nil
</table:table-row>
          </table:table-rows>
          <table:table-rows>
            <table:table-row>
nil
</table:table-row>
          </table:table-rows>
        </table:table>
      </text:section>
      <text:p text:style-name="Text_20_body">🔗 <text:a xlink:type="simple" xlink:href="https://sendagirich.github.io/asuka/vl_index.html">Home</text:a><text:line-break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Richard Williams</dc:creator>
    <meta:initial-creator>Richard Williams</meta:initial-creator>
    <dc:date>2024-05-07T21:37:03</dc:date>
    <meta:creation-date>2024-05-07T21:37:03</meta:creation-date>
    <meta:generator>Emacs 28.2 (Org mode 9.7–9.7-??-e9c288d)</meta:generator>
    <meta:keyword/>
    <dc:subject/>
    <dc:title>The Sound of Music</dc:title>
  </office:meta>
</office:document-meta>
</file>